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47FC739F4CF9346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sans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8.653cm" fo:margin-left="-1.388cm" table:align="left" style:writing-mode="lr-tb"/>
    </style:style>
    <style:style style:name="Tabulka1.A" style:family="table-column">
      <style:table-column-properties style:column-width="3.572cm"/>
    </style:style>
    <style:style style:name="Tabulka1.B" style:family="table-column">
      <style:table-column-properties style:column-width="15.081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Text_20_body">
      <style:paragraph-properties fo:text-align="start" style:justify-single-word="false"/>
      <style:text-properties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455425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333333" style:font-name="Lucida Grande" fo:font-size="9.75pt" fo:letter-spacing="normal" fo:font-style="normal" fo:font-weight="normal" officeooo:paragraph-rsid="002b4830"/>
    </style:style>
    <style:style style:name="P10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text-properties officeooo:rsid="001d9b1c" officeooo:paragraph-rsid="001d9b1c" fo:background-color="transparent"/>
    </style:style>
    <style:style style:name="P13" style:family="paragraph" style:parent-style-name="Table_20_Contents">
      <style:text-properties officeooo:rsid="001a5680" officeooo:paragraph-rsid="00273a9f" fo:background-color="transparent"/>
    </style:style>
    <style:style style:name="P14" style:family="paragraph" style:parent-style-name="Table_20_Contents">
      <style:text-properties officeooo:paragraph-rsid="002b4830" fo:background-color="transparent"/>
    </style:style>
    <style:style style:name="P15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6" style:family="paragraph" style:parent-style-name="Table_20_Contents">
      <style:paragraph-properties fo:text-align="start" style:justify-single-word="false"/>
      <style:text-properties officeooo:paragraph-rsid="002aeff2"/>
    </style:style>
    <style:style style:name="P17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18" style:family="paragraph" style:parent-style-name="Table_20_Contents">
      <style:text-properties officeooo:rsid="0041ddd4" officeooo:paragraph-rsid="0041ddd4"/>
    </style:style>
    <style:style style:name="P19" style:family="paragraph" style:parent-style-name="Table_20_Contents">
      <style:text-properties officeooo:paragraph-rsid="001a5680"/>
    </style:style>
    <style:style style:name="P20" style:family="paragraph" style:parent-style-name="Table_20_Contents">
      <style:text-properties officeooo:paragraph-rsid="00479273"/>
    </style:style>
    <style:style style:name="P21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2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9b1c" fo:background-color="transparent"/>
    </style:style>
    <style:style style:name="P23" style:family="paragraph" style:parent-style-name="Heading" style:master-page-name="Standard">
      <style:paragraph-properties fo:margin-top="0cm" fo:margin-bottom="1cm" loext:contextual-spacing="false" fo:text-align="center" style:justify-single-word="false" style:page-number="auto"/>
    </style:style>
    <style:style style:name="P24" style:family="paragraph" style:parent-style-name="Table_20_Contents">
      <style:text-properties officeooo:rsid="00487929" officeooo:paragraph-rsid="00487929"/>
    </style:style>
    <style:style style:name="P25" style:family="paragraph" style:parent-style-name="Table_20_Contents" style:list-style-name="L1">
      <style:text-properties fo:font-size="10pt" officeooo:rsid="00487929" officeooo:paragraph-rsid="00487929" style:font-size-asian="10pt" style:font-size-complex="10pt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5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T6" style:family="text">
      <style:text-properties style:font-name="Liberation Sans" fo:font-size="10pt" style:font-size-asian="10pt" style:font-name-complex="Liberation Sans" style:font-size-complex="10pt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1a5680" fo:background-color="transparent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9a834" fo:background-color="transparent" loext:char-shading-value="0"/>
    </style:style>
    <style:style style:name="T14" style:family="text">
      <style:text-properties officeooo:rsid="001d9b1c" fo:background-color="transparent" loext:char-shading-value="0"/>
    </style:style>
    <style:style style:name="T15" style:family="text">
      <style:text-properties officeooo:rsid="003bce2a" fo:background-color="transparent" loext:char-shading-value="0"/>
    </style:style>
    <style:style style:name="T16" style:family="text">
      <style:text-properties officeooo:rsid="00455425" fo:background-color="transparent" loext:char-shading-value="0"/>
    </style:style>
    <style:style style:name="T17" style:family="text">
      <style:text-properties officeooo:rsid="00487929" fo:background-color="transparent" loext:char-shading-value="0"/>
    </style:style>
    <style:style style:name="T18" style:family="text">
      <style:text-properties officeooo:rsid="001a5680"/>
    </style:style>
    <style:style style:name="T19" style:family="text">
      <style:text-properties officeooo:rsid="001d9b1c"/>
    </style:style>
    <style:style style:name="T20" style:family="text">
      <style:text-properties officeooo:rsid="0026e5cd"/>
    </style:style>
    <style:style style:name="T21" style:family="text">
      <style:text-properties officeooo:rsid="002818bb"/>
    </style:style>
    <style:style style:name="T22" style:family="text">
      <style:text-properties officeooo:rsid="002aeff2"/>
    </style:style>
    <style:style style:name="T23" style:family="text">
      <style:text-properties officeooo:rsid="003c4ff4"/>
    </style:style>
    <style:style style:name="T24" style:family="text">
      <style:text-properties officeooo:rsid="0043daa3"/>
    </style:style>
    <style:style style:name="T25" style:family="text">
      <style:text-properties officeooo:rsid="00455425"/>
    </style:style>
    <style:style style:name="T26" style:family="text">
      <style:text-properties officeooo:rsid="00487929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2">Zadávací list </text:span></text:p>
      <text:p text:style-name="P4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11">:</text:span></text:p>
          </table:table-cell>
          <table:table-cell table:style-name="Tabulka1.A1" office:value-type="string">
            <text:p text:style-name="P15"><text:span text:style-name="T8">Česká pirátská strana, </text:span>organizační složka: <text:span text:style-name="T26">Mediální odbor</text:span></text:p>
            <text:p text:style-name="P15">z<text:span text:style-name="T18">a</text:span>st<text:span text:style-name="T18">o</text:span>up<text:span text:style-name="T18">ena</text:span>: <text:span text:style-name="T26">Mikuláš Ferjenčík, vedoucí</text:span></text:p>
            <text:p text:style-name="P16"/>
          </table:table-cell>
        </table:table-row>
        <table:table-row table:style-name="Tabulka1.1">
          <table:table-cell table:style-name="Tabulka1.A1" office:value-type="string">
            <text:p text:style-name="P11"><text:span text:style-name="T8">Dodavatel</text:span><text:span text:style-name="T11">:</text:span></text:p>
          </table:table-cell>
          <table:table-cell table:style-name="Tabulka1.A1" office:value-type="string">
            <text:p text:style-name="P19"><text:span text:style-name="T18">Jméno</text:span>: <text:span text:style-name="T26">Karolína Sadílková</text:span></text:p>
            <text:p text:style-name="P17"><text:span text:style-name="T24">IČO</text:span>: <text:span text:style-name="T26">05987270</text:span> <text:s text:c="3"/><text:span text:style-name="T24">místo podnikání: Vysoké Mýto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9">Zadan</text:span><text:span text:style-name="T10">é</text:span><text:span text:style-name="T9"> úkol</text:span><text:span text:style-name="T10">y</text:span><text:span text:style-name="T12">:</text:span></text:p>
          </table:table-cell>
          <table:table-cell table:style-name="Tabulka1.A1" office:value-type="string">
            <text:p text:style-name="P24">PR Manager</text:p>
            <text:list xml:id="list3966464806763071277" text:style-name="L1">
              <text:list-item>
                <text:p text:style-name="P25">řízení mediální komunikace strany a poslaneckého klubu směrem k veřejnosti a</text:p>
              </text:list-item>
              <text:list-item>
                <text:p text:style-name="P25">médiím</text:p>
              </text:list-item>
              <text:list-item>
                <text:p text:style-name="P25">udržování a vylepšování PR za pomocí nástrojů permanentní kampaně</text:p>
              </text:list-item>
              <text:list-item>
                <text:p text:style-name="P25">monitoring médií, příprava podkladů, vyhledávání a zpracování témat</text:p>
              </text:list-item>
              <text:list-item>
                <text:p text:style-name="P25">plánování krátkodobých i dlouhodobých strategií komunikační agendy Pirátské strany</text:p>
              </text:list-item>
              <text:list-item>
                <text:p text:style-name="P25">zajišťování mediální podpory pro poslanecký klub i stranu</text:p>
              </text:list-item>
              <text:list-item>
                <text:p text:style-name="P25">řízení týmu PR pracovníků, grafiků, analytiků, rešeršistů a dalších spolupracovníků</text:p>
              </text:list-item>
              <text:list-item>
                <text:p text:style-name="P25">organizace a příprava tiskových zpráv a dalších mediálních výstupů</text:p>
              </text:list-item>
              <text:list-item>
                <text:p text:style-name="P25">školení a každodenní příprava představitelů strany ve věci mediálního vystupování</text:p>
              </text:list-item>
              <text:list-item>
                <text:p text:style-name="P25">moderování a organizace tiskových konferencí, brífingů a PR akcí strany</text:p>
              </text:list-item>
              <text:list-item>
                <text:p text:style-name="P25">aktivní spolupráce s mediálním odborem, manažerem sociálních sítí a volebním štábem</text:p>
              </text:list-item>
            </text:list>
          </table:table-cell>
        </table:table-row>
        <table:table-row table:style-name="Tabulka1.1">
          <table:table-cell table:style-name="Tabulka1.A1" office:value-type="string">
            <text:p text:style-name="P10">Časov<text:span text:style-name="T24">ý </text:span>náročnost<text:span text:style-name="T11">:</text:span></text:p>
          </table:table-cell>
          <table:table-cell table:style-name="Tabulka1.A1" office:value-type="string">
            <text:p text:style-name="Table_20_Contents">Odhad: <text:span text:style-name="T25">30</text:span>h <text:span text:style-name="T19">týdně </text:span>(slovy: <text:span text:style-name="T25">třicet</text:span>hodin)</text:p>
            <text:p text:style-name="P20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8">Smluvní typ</text:span>:</text:p>
          </table:table-cell>
          <table:table-cell table:style-name="Tabulka1.A1" office:value-type="string">
            <text:p text:style-name="P18">Příkazní smlouv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8">Místo plnění</text:span>:</text:p>
          </table:table-cell>
          <table:table-cell table:style-name="Tabulka1.A1" office:value-type="string">
            <text:p text:style-name="P12">Česká republik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8">Odměna</text:span>:</text:p>
          </table:table-cell>
          <table:table-cell table:style-name="Tabulka1.A1" office:value-type="string">
            <text:p text:style-name="P14">• paušální odměna <text:span text:style-name="T26">50.000,-</text:span>Kč měsíčně </text:p>
            <text:p text:style-name="P14">• úkolová odměna: až <text:span text:style-name="T26">6.</text:span>000,-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8">Termín provedení</text:span>:</text:p>
          </table:table-cell>
          <table:table-cell table:style-name="Tabulka1.A1" office:value-type="string">
            <text:p text:style-name="P13"><text:s/><text:span text:style-name="T20">Od 01-02-2018 na dobu neurčitou</text:span></text:p>
          </table:table-cell>
        </table:table-row>
      </table:table>
      <text:p text:style-name="P7"><text:span text:style-name="T12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2">https://www.pirati.cz/rules/ppu</text:span></text:span></text:a><text:span text:style-name="T12">&gt;, s nimiž se smluvní strany seznámily a zavazují se je dodržovat. Na důkaz seznámení se s podmínkami a uzavření smlouvy připojují smluvní strany své podpisy:</text:span></text:p>
      <text:p text:style-name="P5">V <text:span text:style-name="T19">Praze</text:span> dne <text:span text:style-name="T21">01.02.2018</text:span></text:p>
      <text:p text:style-name="P6">Za zadavatele: <text:tab/><text:tab/><text:tab/>Za dodavatele: </text:p>
      <text:p text:style-name="P8"><text:span text:style-name="T17">Mikuláš Ferjenčík</text:span><text:span text:style-name="T16"> <text:s text:c="3"/><text:tab/></text:span><text:span text:style-name="T14"><text:tab/><text:tab/></text:span><text:span text:style-name="T17">Karolína Sadílková</text:span></text:p>
      <text:p text:style-name="P9"/>
      <text:p text:style-name="P22"><text:span text:style-name="T18">….................<text:tab/><text:tab/><text:tab/>…..............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sans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MT3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5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6" style:family="text">
      <style:text-properties style:font-name="Liberation Sans" fo:font-size="10pt" style:font-size-asian="10pt" style:font-name-complex="Liberation Sans" style:font-size-complex="10pt"/>
    </style:style>
    <style:style style:name="MT7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005cm" fo:margin-bottom="0.464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3.30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-1cm" svg:width="5.666cm" svg:height="2.346cm" draw:z-index="0"><draw:image xlink:href="Pictures/100002010000044A000001C747FC739F4CF93461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span text:style-name="MT2">608 963 111</text:span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3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3">info@pirati.cz</text:span></text:a><text:span text:style-name="MT1"> • IČO 71339698</text:span></text:p>
        <text:p text:style-name="MP2"><text:span text:style-name="MT4">Transparentní účty: Volební: 2901172853/2010, Zvláštní: 2200623578/2010,</text:span><text:span text:style-name="MT5"> </text:span><text:span text:style-name="MT4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6"><text:line-break/></text:span><text:span text:style-name="MT7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3-09T13:06:03.608375344</dc:date>
    <meta:editing-cycles>130</meta:editing-cycles>
    <meta:editing-duration>P24DT14H25M49S</meta:editing-duration>
    <meta:generator>LibreOffice/5.1.6.2$Linux_X86_64 LibreOffice_project/10m0$Build-2</meta:generator>
    <meta:print-date>2018-03-06T10:54:52.416459358</meta:print-date>
    <meta:document-statistic meta:table-count="1" meta:image-count="1" meta:object-count="0" meta:page-count="1" meta:paragraph-count="43" meta:word-count="294" meta:character-count="2152" meta:non-whitespace-character-count="1893"/>
    <meta:user-defined meta:name="Informace 1"/>
    <meta:user-defined meta:name="Informace 2"/>
    <meta:user-defined meta:name="Informace 3"/>
    <meta:user-defined meta:name="Informace 4"/>
  </office:meta>
</office:document-meta>
</file>